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ce2" officeooo:paragraph-rsid="001acb93"/>
    </style:style>
    <style:style style:name="P2" style:family="paragraph" style:parent-style-name="Standard">
      <style:text-properties officeooo:rsid="0022a898" officeooo:paragraph-rsid="00193ce2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officeooo:rsid="0022a898" officeooo:paragraph-rsid="00193ce2" fo:background-color="transparent"/>
    </style:style>
    <style:style style:name="P5" style:family="paragraph" style:parent-style-name="Standard">
      <style:text-properties officeooo:paragraph-rsid="00193ce2"/>
    </style:style>
    <style:style style:name="T1" style:family="text">
      <style:text-properties officeooo:rsid="00193ce2"/>
    </style:style>
    <style:style style:name="T2" style:family="text">
      <style:text-properties officeooo:rsid="002333f2"/>
    </style:style>
    <style:style style:name="T3" style:family="text">
      <style:text-properties officeooo:rsid="001ac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Tarea 5</text:p>
      <text:p text:style-name="Standard"/>
      <text:p text:style-name="Standard">Utilice la tabla del archivo “Códigos de operación y del campo funct.odt” para traducir el</text:p>
      <text:p text:style-name="Standard">siguiente código en lenguaje MIPS a lenguaje máquina.</text:p>
      <text:p text:style-name="Standard"/>
      <text:p text:style-name="P3">lw $t3, ($t1)</text:p>
      <text:p text:style-name="Standard"/>
      <text:p text:style-name="P2">op (6its), rs (5bits), <text:s/>rt (5bits), inmediato (16bits) →<text:span text:style-name="T2"> formato de instrucción tipo I</text:span></text:p>
      <text:p text:style-name="P2"/>
      <text:p text:style-name="P2"><text:s text:c="3"/>43<text:tab/><text:tab/> <text:s text:c="2"/>18<text:tab/><text:tab/> <text:s text:c="3"/>8<text:tab/><text:tab/> <text:s text:c="11"/>32 <text:s/></text:p>
      <text:p text:style-name="P4">101011 <text:tab/>10010<text:tab/><text:tab/>01000 <text:tab/><text:tab/>0000000000100000</text:p>
      <text:p text:style-name="P2"/>
      <text:p text:style-name="Standard"/>
      <text:p text:style-name="Standard"/>
      <text:p text:style-name="Standard">lw $t0, 128($t1)</text:p>
      <text:p text:style-name="Standard"/>
      <text:p text:style-name="Standard">sw $t7, 48($s6)</text:p>
      <text:p text:style-name="Standard">lw $t3, ($t1)</text:p>
      <text:p text:style-name="Standard"/>
      <text:p text:style-name="Standard"/>
      <text:p text:style-name="Standard"/>
      <text:p text:style-name="Standard">//<text:span text:style-name="T1">Tipo R</text:span></text:p>
      <text:p text:style-name="Standard">add $t1, $t2, t3</text:p>
      <text:p text:style-name="Standard"/>
      <text:p text:style-name="P5"><text:span text:style-name="T1">000000 , 01010 , 01011 <text:s/>, 01001 , 00000 , 100000</text:span></text:p>
      <text:p text:style-name="Standard"/>
      <text:p text:style-name="Standard">add $s0, $s1, $t0</text:p>
      <text:p text:style-name="Standard"/>
      <text:p text:style-name="P1">000000 , 10000 , <text:span text:style-name="T3">10001 , 01000 ,</text:span> 00000 , 100000</text:p>
      <text:p text:style-name="Standard"/>
      <text:p text:style-name="Standard"><text:tab/> <text:s text:c="4"/><text:span text:style-name="T3">1</text:span></text:p>
      <text:p text:style-name="Standard">sub $s0, $s1, $t0</text:p>
      <text:p text:style-name="P1">000000 , </text:p>
      <text:p text:style-name="Standard">sub $t1, $t2, t3</text:p>
      <text:p text:style-name="Standard"/>
      <text:p text:style-name="Standard">and $t2, $a2, $s2</text:p>
      <text:p text:style-name="Standard">and $t1, $t2, t3</text:p>
      <text:p text:style-name="Standard"/>
      <text:p text:style-name="Standard">or $t3, $t4, $t5</text:p>
      <text:p text:style-name="Standard">or $t2, $a2, $s2</text:p>
      <text:p text:style-name="Standard"/>
      <text:p text:style-name="Standard">slt $t1, $t2, $t3</text:p>
      <text:p text:style-name="Standard">slt $s0, $s1, $t0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6:07:43.580980515</meta:creation-date>
    <dc:date>2023-03-29T16:23:43.490657858</dc:date>
    <meta:editing-duration>PT5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26" meta:character-count="654" meta:non-whitespace-character-count="512"/>
  </office:meta>
</office:document-meta>
</file>